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gen_param_sourc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74cm"/>
    </style:style>
    <style:style style:name="co2" style:family="table-column">
      <style:table-column-properties fo:break-before="auto" style:column-width="13.887cm"/>
    </style:style>
    <style:style style:name="co3" style:family="table-column">
      <style:table-column-properties fo:break-before="auto" style:column-width="4.073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.612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8.0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33cm" fo:break-before="auto" style:use-optimal-row-height="true"/>
    </style:style>
    <style:style style:name="ro2" style:family="table-row">
      <style:table-row-properties style:row-height="1.473cm" fo:break-before="auto" style:use-optimal-row-height="fals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79cm" fo:break-before="auto" style:use-optimal-row-height="true"/>
    </style:style>
    <style:style style:name="ro6" style:family="table-row">
      <style:table-row-properties style:row-height="0.605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="none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style:font-name="Arial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Arial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ext-properties fo:color="#ff0000" style:font-name="Arial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value-type" style:repeat-content="false" fo:background-color="transparent" fo:wrap-option="wrap"/>
      <style:text-properties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transparent" fo:padding="0.071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10]))=0)" style:apply-style-name="Excel_5f_CondFormat_5f_1_5f_3_5f_1_20_3" style:base-cell-address="Parameter.C10"/>
    </style:style>
    <style:style style:name="ce25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  <style:map style:condition="cell-content()&gt;65535" style:apply-style-name="Unbenannt1" style:base-cell-address="Parameter.F9"/>
    </style:style>
    <style:style style:name="ce41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text-align="center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ameter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Source" form:control-implementation="ooo:com.sun.star.form.component.CommandButton" xml:id="control1" form:id="control1" form:label="Generate Source" office:target-frame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gen_param_source.Main?language=Basic&amp;location=document" xlink:type="simple"/>
              </office:event-listeners>
            </form:button>
          </form:form>
        </office:forms>
        <table:table-column table:style-name="co1" table:default-cell-style-name="ce14"/>
        <table:table-column table:style-name="co2" table:default-cell-style-name="ce14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1" table:number-columns-repeated="5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MarkusNTrains – RoomLight Parameters</text:p>
          </table:table-cell>
          <table:covered-table-cell table:style-name="ce5"/>
          <table:covered-table-cell table:style-name="ce32"/>
          <table:covered-table-cell table:number-columns-repeated="3" table:style-name="ce38"/>
          <table:covered-table-cell table:number-columns-repeated="2" table:style-name="ce41"/>
          <table:covered-table-cell table:style-name="ce5"/>
          <table:table-cell table:style-name="ce41" table:number-columns-repeated="1010"/>
          <table:table-cell table:number-columns-repeated="5"/>
        </table:table-row>
        <table:table-row table:style-name="ro2">
          <table:table-cell table:style-name="ce5">
            <draw:control table:end-cell-address="Parameter.A2" table:end-x="8.535cm" table:end-y="1.214cm" draw:z-index="0" draw:name="Gener" draw:text-style-name="P1" svg:width="8.145cm" svg:height="1.082cm" svg:x="0.39cm" svg:y="0.132cm" draw:control="control1"/>
          </table:table-cell>
          <table:table-cell table:style-name="ce15" office:value-type="string" calcext:value-type="string">
            <text:p>Makros aktivieren: Tools/Options/Security/“Macro Security“ auf Medium einstellen</text:p>
          </table:table-cell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3">
          <table:table-cell table:style-name="ce5"/>
          <table:table-cell table:style-name="ce16" office:value-type="string" calcext:value-type="string">
            <text:p>Parameter Definition</text:p>
          </table:table-cell>
          <table:table-cell table:style-name="ce16" office:value-type="string" calcext:value-type="string">
            <text:p>Parameter Class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Pfad für generierte Files: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17" table:formula="of:=MID(CELL(&quot;filename&quot;);2;FIND(&quot;/Script/RoomLight_Parameter.ods&quot;;CELL(&quot;filename&quot;))-1) &amp; &quot;src/Datastore/&quot;" office:value-type="string" office:string-value="file:///C:/SwProjects/_Intern/Arduino/RoomLight_DaylightSimulation/src/Datastore/" calcext:value-type="string">
            <text:p>file:///C:/SwProjects/_Intern/Arduino/RoomLight_DaylightSimulation/src/Datastore/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 office:value-type="string" calcext:value-type="string">
            <text:p>File name</text:p>
          </table:table-cell>
          <table:table-cell table:style-name="ce17" office:value-type="string" calcext:value-type="string">
            <text:p>Parameter_RoomLight</text:p>
          </table:table-cell>
          <table:table-cell table:style-name="ce17" office:value-type="string" calcext:value-type="string">
            <text:p>Parameter</text:p>
          </table:table-cell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5"/>
          <table:table-cell table:style-name="ce17"/>
          <table:table-cell table:style-name="ce32"/>
          <table:table-cell table:style-name="ce38" table:number-columns-repeated="3"/>
          <table:table-cell table:style-name="ce41" table:number-columns-repeated="2"/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5">
          <table:table-cell table:style-name="ce5" table:number-columns-repeated="2"/>
          <table:table-cell table:style-name="ce32"/>
          <table:table-cell table:style-name="ce38" table:number-columns-repeated="3"/>
          <table:table-cell table:style-name="ce41"/>
          <table:table-cell table:style-name="ce41" office:value-type="string" calcext:value-type="string">
            <text:p>0x00 = unsigned</text:p>
            <text:p>0x01 = signed</text:p>
            <text:p>0x02 = float</text:p>
            <text:p>0x04 = reset only</text:p>
            <text:p>0x08 = is flag</text:p>
            <text:p>0x10 = negative resolution</text:p>
          </table:table-cell>
          <table:table-cell table:style-name="ce5"/>
          <table:table-cell table:style-name="ce41" table:number-columns-repeated="1010"/>
          <table:table-cell table:number-columns-repeated="5"/>
        </table:table-row>
        <table:table-row table:style-name="ro6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3" office:value-type="string" calcext:value-type="string">
            <text:p>Default</text:p>
          </table:table-cell>
          <table:table-cell table:style-name="ce30" office:value-type="string" calcext:value-type="string" table:number-columns-spanned="2" table:number-rows-spanned="1">
            <text:p>Gültiger Wertebereich</text:p>
          </table:table-cell>
          <table:covered-table-cell table:style-name="ce33"/>
          <table:table-cell table:style-name="ce33" office:value-type="string" calcext:value-type="string">
            <text:p>Bytes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Kommentar</text:p>
          </table:table-cell>
          <table:table-cell table:style-name="ce41" table:number-columns-repeated="1010"/>
          <table:table-cell table:number-columns-repeated="5"/>
        </table:table-row>
        <table:table-row table:style-name="ro4">
          <table:table-cell table:style-name="ce4" table:number-columns-repeated="2"/>
          <table:table-cell table:style-name="ce22"/>
          <table:table-cell table:style-name="ce33" office:value-type="string" calcext:value-type="string">
            <text:p>min.</text:p>
          </table:table-cell>
          <table:table-cell table:style-name="ce33" office:value-type="string" calcext:value-type="string">
            <text:p>max.</text:p>
          </table:table-cell>
          <table:table-cell table:style-name="ce31" table:formula="of:=SUM([.F10:.F206])" office:value-type="float" office:value="40" calcext:value-type="float">
            <text:p>40</text:p>
          </table:table-cell>
          <table:table-cell table:style-name="ce4"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>
            <text:p>ParameterSet_Validity</text:p>
          </table:table-cell>
          <table:table-cell table:style-name="ce18"/>
          <table:table-cell table:style-name="ce24" office:value-type="string" calcext:value-type="string">
            <text:p>(uint32_t)Parameter::PARAMETERSET_Invalid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ID</text:p>
          </table:table-cell>
          <table:table-cell table:style-name="ce18"/>
          <table:table-cell table:style-name="ce7" office:value-type="string" calcext:value-type="string">
            <text:p>(uint32_t)RoomLightHdl::SceneID::OfficeTable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(uint32_t)RoomLightHdl::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0]+[.F10]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6" office:value-type="string" calcext:value-type="string">
            <text:p>SceneDay_Brightness</text:p>
          </table:table-cell>
          <table:table-cell table:style-name="ce18"/>
          <table:table-cell table:style-name="ce25" office:value-type="string" calcext:value-type="string">
            <text:p>LightScene_Day::BRIGHTNESS_Default </text:p>
          </table:table-cell>
          <table:table-cell table:style-name="ce25" office:value-type="string" calcext:value-type="string">
            <text:p>LightScene_Day::BRIGHTNESS_Min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1]+[.F11]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Disco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2]+[.F12]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MoBa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3]+[.F13]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MoBa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4]+[.F14]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LightOn_Brightness</text:p>
          </table:table-cell>
          <table:table-cell table:style-name="ce6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5]+[.F15]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LightOn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6]+[.F16]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9">
          <table:table-cell table:style-name="ce7" office:value-type="string" calcext:value-type="string">
            <text:p>SceneNight_Brightness</text:p>
          </table:table-cell>
          <table:table-cell table:style-name="ce18"/>
          <table:table-cell table:style-name="ce25" office:value-type="string" calcext:value-type="string">
            <text:p>LightScene_Night::BRIGHTNESS_Default </text:p>
          </table:table-cell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>
            <text:p>LightScene_Night::BRIGHTNESS_Max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17]+[.F17]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OfficeTable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18]+[.F18]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OfficeTable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19]+[.F19]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Rainbow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0]+[.F20]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Brightness</text:p>
          </table:table-cell>
          <table:table-cell table:style-name="ce18"/>
          <table:table-cell table:style-name="ce7" office:value-type="string" calcext:value-type="string">
            <text:p>Parameter::BRIGHTNESS_Default </text:p>
          </table:table-cell>
          <table:table-cell table:style-name="ce7" office:value-type="string" calcext:value-type="string">
            <text:p>Parameter::BRIGHTNESS_Min </text:p>
          </table:table-cell>
          <table:table-cell table:style-name="ce7" office:value-type="string" calcext:value-type="string">
            <text:p>Parameter::BRIGHTNESS_Max </text:p>
          </table:table-cell>
          <table:table-cell table:style-name="ce7" office:value-type="float" office:value="1" calcext:value-type="float">
            <text:p>1</text:p>
          </table:table-cell>
          <table:table-cell table:style-name="ce24" table:formula="of:=[.G21]+[.F21]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SceneUserSetting_Color</text:p>
          </table:table-cell>
          <table:table-cell table:style-name="ce18"/>
          <table:table-cell table:style-name="ce7" office:value-type="string" calcext:value-type="string">
            <text:p>Parameter::COLOR_Default</text:p>
          </table:table-cell>
          <table:table-cell table:style-name="ce7" office:value-type="string" calcext:value-type="string">
            <text:p>Parameter::COLOR_Min</text:p>
          </table:table-cell>
          <table:table-cell table:style-name="ce7" office:value-type="string" calcext:value-type="string">
            <text:p>Parameter::COLOR_Max</text:p>
          </table:table-cell>
          <table:table-cell table:style-name="ce24" office:value-type="float" office:value="4" calcext:value-type="float">
            <text:p>4</text:p>
          </table:table-cell>
          <table:table-cell table:style-name="ce24" table:formula="of:=[.G22]+[.F22]" office:value-type="float" office:value="23" calcext:value-type="float">
            <text:p>2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3]+[.F23]" office:value-type="float" office:value="27" calcext:value-type="float">
            <text:p>2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Xe</text:p>
          </table:table-cell>
          <table:table-cell table:style-name="ce18"/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RowNofPx - 1) 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24]+[.F24]" office:value-type="float" office:value="29" calcext:value-type="float">
            <text:p>2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s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5]+[.F25]" office:value-type="float" office:value="31" calcext:value-type="float">
            <text:p>3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7">
          <table:table-cell table:style-name="ce7" office:value-type="string" calcext:value-type="string">
            <text:p>SceneUserSetting_Ye</text:p>
          </table:table-cell>
          <table:table-cell table:style-name="ce18"/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(ROOM_LIGHT_NofRows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6]+[.F26]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0">
          <table:table-cell table:style-name="ce6" office:value-type="string" calcext:value-type="string">
            <text:p>Sbf_SceneID</text:p>
          </table:table-cell>
          <table:table-cell table:style-name="ce18"/>
          <table:table-cell table:style-name="ce7" office:value-type="string" calcext:value-type="string">
            <text:p>(uint32_t)SimpleLedStripHdl::SceneID::Off</text:p>
          </table:table-cell>
          <table:table-cell table:style-name="ce24" office:value-type="float" office:value="0" calcext:value-type="float">
            <text:p>0</text:p>
          </table:table-cell>
          <table:table-cell table:style-name="ce7" office:value-type="string" calcext:value-type="string">
            <text:p><text:span text:style-name="T1">((uint32_t)SimpleLedStripHdl::</text:span>SceneID::Nof - 1)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7]+[.F27]" office:value-type="float" office:value="33" calcext:value-type="float">
            <text:p>3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11">
          <table:table-cell table:style-name="ce6" office:value-type="string" calcext:value-type="string">
            <text:p>Sbf_Brightness</text:p>
          </table:table-cell>
          <table:table-cell table:style-name="ce18"/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Parameter::BRIGHTNESS_Max 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[.G28]+[.F28]" office:value-type="float" office:value="34" calcext:value-type="float">
            <text:p>3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Color</text:p>
          </table:table-cell>
          <table:table-cell table:style-name="ce18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xFFFFFF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formula="of:=[.G29]+[.F29]" office:value-type="float" office:value="35" calcext:value-type="float">
            <text:p>3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Sbf_White</text:p>
          </table:table-cell>
          <table:table-cell table:style-name="ce18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string" calcext:value-type="string">
            <text:p>0xFFFF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formula="of:=[.G30]+[.F30]" office:value-type="float" office:value="38" calcext:value-type="float">
            <text:p>3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6"/>
        </table:table-row>
        <table:table-row table:style-name="ro4" table:number-rows-repeated="11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3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6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>
          <table:table-cell table:style-name="ce9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8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4">
          <table:table-cell table:style-name="ce6" table:number-columns-repeated="2"/>
          <table:table-cell table:style-name="ce24" table:number-columns-repeated="6"/>
          <table:table-cell table:number-columns-repeated="1016"/>
        </table:table-row>
        <table:table-row table:style-name="ro4" table:number-rows-repeated="9">
          <table:table-cell table:style-name="ce6"/>
          <table:table-cell table:style-name="ce18"/>
          <table:table-cell table:style-name="ce24" table:number-columns-repeated="6"/>
          <table:table-cell table:number-columns-repeated="1016"/>
        </table:table-row>
        <table:table-row table:style-name="ro4" table:number-rows-repeated="29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>
          <table:table-cell table:style-name="ce6" table:number-columns-repeated="2"/>
          <table:table-cell table:style-name="ce24" table:number-columns-repeated="6"/>
          <table:table-cell table:style-name="ce6"/>
          <table:table-cell table:style-name="ce13" table:number-columns-repeated="1010"/>
          <table:table-cell table:number-columns-repeated="5"/>
        </table:table-row>
        <table:table-row table:style-name="ro4" table:number-rows-repeated="26">
          <table:table-cell table:style-name="ce6" table:number-columns-repeated="2"/>
          <table:table-cell table:style-name="ce24" table:number-columns-repeated="6"/>
          <table:table-cell table:style-name="ce6"/>
          <table:table-cell table:number-columns-repeated="1015"/>
        </table:table-row>
        <table:table-row table:style-name="ro4" table:number-rows-repeated="6">
          <table:table-cell table:style-name="ce13" table:number-columns-repeated="1019"/>
          <table:table-cell table:number-columns-repeated="5"/>
        </table:table-row>
        <table:table-row table:style-name="ro4" table:number-rows-repeated="136">
          <table:table-cell table:style-name="ce6" table:number-columns-repeated="9"/>
          <table:table-cell table:number-columns-repeated="1015"/>
        </table:table-row>
        <table:table-row table:style-name="ro4" table:number-rows-repeated="10483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Parameter.F11:Parameter.H12 Parameter.C39:Parameter.E129 Parameter.C31:Parameter.C38 Parameter.D10:Parameter.D11 Parameter.C26:Parameter.C26 Parameter.E31:Parameter.E38 Parameter.C24:Parameter.C24 Parameter.F20:Parameter.F20 Parameter.F17:Parameter.F18 Parameter.F15:Parameter.F15 Parameter.C10:Parameter.C10 Parameter.E10:Parameter.H10 Parameter.F23:Parameter.F129 Parameter.G13:Parameter.H129 Parameter.D31:Parameter.D38 Parameter.C29:Parameter.C29 Parameter.D24:Parameter.D29">
            <calcext:condition calcext:apply-style-name="Excel_CondFormat_1_3_1 3" calcext:value="formula-is(LEN(TRIM([.C10]))=0)" calcext:base-cell-address="Parameter.C10"/>
          </calcext:conditional-format>
          <calcext:conditional-format calcext:target-range-address="Parameter.F9:Parameter.F9">
            <calcext:condition calcext:apply-style-name="Unbenannt1" calcext:value="&gt;65535" calcext:base-cell-address="Parameter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CH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CH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1P0" style:volatile="true">
      <number:text>CHF </number:text>
      <number:number number:decimal-places="0" number:min-decimal-places="0" number:min-integer-digits="1" number:grouping="true"/>
    </number:number-style>
    <number:number-style style:name="N111">
      <number:text>CHF 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CHF </number:text>
      <number:number number:decimal-places="2" number:min-decimal-places="2" number:min-integer-digits="1" number:grouping="true"/>
    </number:number-style>
    <number:number-style style:name="N114">
      <number:text>CHF 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CHF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date-style style:name="N1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CH">
      <number:day number:style="long"/>
      <number:text>. </number:text>
      <number:month number:textual="true"/>
    </number:date-style>
    <number:date-style style:name="N10111" number:language="de" number:country="CH">
      <number:month number:textual="true"/>
      <number:text> </number:text>
      <number:year/>
    </number:date-style>
    <number:time-style style:name="N10112" number:language="de" number:country="CH">
      <number:hours/>
      <number:text>:</number:text>
      <number:minutes number:style="long"/>
      <number:text> </number:text>
      <number:am-pm/>
    </number:time-style>
    <number:time-style style:name="N1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Unbenannt1" style:family="table-cell" style:parent-style-name="Default">
      <style:table-cell-properties fo:background-color="#ff0000"/>
    </style:style>
    <style:style style:name="Excel_5f_CondFormat_5f_1_5f_1_5f_1_20_1" style:display-name="Excel_CondFormat_1_1_1 1" style:family="table-cell" style:parent-style-name="Default">
      <style:table-cell-properties fo:background-color="#ffcc99"/>
    </style:style>
    <style:style style:name="Excel_5f_CondFormat_5f_1_5f_2_5f_1_20_1" style:display-name="Excel_CondFormat_1_2_1 1" style:family="table-cell" style:parent-style-name="Default">
      <style:table-cell-properties fo:background-color="#ffcc99"/>
    </style:style>
    <style:style style:name="Excel_5f_CondFormat_5f_1_5f_3_5f_1_20_1" style:display-name="Excel_CondFormat_1_3_1 1" style:family="table-cell" style:parent-style-name="Default">
      <style:table-cell-properties fo:background-color="#ffcc99"/>
    </style:style>
    <style:style style:name="Excel_5f_CondFormat_5f_1_5f_4_5f_1_20_1" style:display-name="Excel_CondFormat_1_4_1 1" style:family="table-cell" style:parent-style-name="Default">
      <style:table-cell-properties fo:background-color="#ffcc99"/>
    </style:style>
    <style:style style:name="Excel_5f_CondFormat_5f_1_5f_5_5f_1_20_1" style:display-name="Excel_CondFormat_1_5_1 1" style:family="table-cell" style:parent-style-name="Default">
      <style:table-cell-properties fo:background-color="#ffcc99"/>
    </style:style>
    <style:style style:name="Excel_5f_CondFormat_5f_1_5f_6_5f_1_20_1" style:display-name="Excel_CondFormat_1_6_1 1" style:family="table-cell" style:parent-style-name="Default">
      <style:table-cell-properties fo:background-color="#ffcc99"/>
    </style:style>
    <style:style style:name="Excel_5f_CondFormat_5f_1_5f_7_5f_1_20_1" style:display-name="Excel_CondFormat_1_7_1 1" style:family="table-cell" style:parent-style-name="Default">
      <style:table-cell-properties fo:background-color="#ffcc99"/>
    </style:style>
    <style:style style:name="Excel_5f_CondFormat_5f_1_5f_8_5f_1_20_1" style:display-name="Excel_CondFormat_1_8_1 1" style:family="table-cell" style:parent-style-name="Default">
      <style:table-cell-properties fo:background-color="#ffcc99"/>
    </style:style>
    <style:style style:name="Excel_5f_CondFormat_5f_1_5f_9_5f_1_20_1" style:display-name="Excel_CondFormat_1_9_1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ffcc99"/>
    </style:style>
    <style:style style:name="Excel_5f_CondFormat_5f_1_5f_2_5f_1_20_2" style:display-name="Excel_CondFormat_1_2_1 2" style:family="table-cell" style:parent-style-name="Default">
      <style:table-cell-properties fo:background-color="#ffcc99"/>
    </style:style>
    <style:style style:name="Excel_5f_CondFormat_5f_1_5f_3_5f_1_20_2" style:display-name="Excel_CondFormat_1_3_1 2" style:family="table-cell" style:parent-style-name="Default">
      <style:table-cell-properties fo:background-color="#ffcc99"/>
    </style:style>
    <style:style style:name="Excel_5f_CondFormat_5f_1_5f_4_5f_1_20_2" style:display-name="Excel_CondFormat_1_4_1 2" style:family="table-cell" style:parent-style-name="Default">
      <style:table-cell-properties fo:background-color="#ffcc99"/>
    </style:style>
    <style:style style:name="Excel_5f_CondFormat_5f_1_5f_5_5f_1_20_2" style:display-name="Excel_CondFormat_1_5_1 2" style:family="table-cell" style:parent-style-name="Default">
      <style:table-cell-properties fo:background-color="#ffcc99"/>
    </style:style>
    <style:style style:name="Excel_5f_CondFormat_5f_1_5f_6_5f_1_20_2" style:display-name="Excel_CondFormat_1_6_1 2" style:family="table-cell" style:parent-style-name="Default">
      <style:table-cell-properties fo:background-color="#ffcc99"/>
    </style:style>
    <style:style style:name="Excel_5f_CondFormat_5f_1_5f_7_5f_1_20_2" style:display-name="Excel_CondFormat_1_7_1 2" style:family="table-cell" style:parent-style-name="Default">
      <style:table-cell-properties fo:background-color="#ffcc99"/>
    </style:style>
    <style:style style:name="Excel_5f_CondFormat_5f_1_5f_8_5f_1_20_2" style:display-name="Excel_CondFormat_1_8_1 2" style:family="table-cell" style:parent-style-name="Default">
      <style:table-cell-properties fo:background-color="#ffcc99"/>
    </style:style>
    <style:style style:name="Excel_5f_CondFormat_5f_1_5f_9_5f_1_20_2" style:display-name="Excel_CondFormat_1_9_1 2" style:family="table-cell" style:parent-style-name="Default">
      <style:table-cell-properties fo:background-color="#ffcc99"/>
    </style:style>
    <style:style style:name="Excel_5f_CondFormat_5f_1_5f_1_5f_1_20_3" style:display-name="Excel_CondFormat_1_1_1 3" style:family="table-cell" style:parent-style-name="Default">
      <style:table-cell-properties fo:background-color="#ffcc99"/>
    </style:style>
    <style:style style:name="Excel_5f_CondFormat_5f_1_5f_2_5f_1_20_3" style:display-name="Excel_CondFormat_1_2_1 3" style:family="table-cell" style:parent-style-name="Default">
      <style:table-cell-properties fo:background-color="#ffcc99"/>
    </style:style>
    <style:style style:name="Excel_5f_CondFormat_5f_1_5f_3_5f_1_20_3" style:display-name="Excel_CondFormat_1_3_1 3" style:family="table-cell" style:parent-style-name="Default">
      <style:table-cell-properties fo:background-color="#ffcc99"/>
    </style:style>
    <style:style style:name="Excel_5f_CondFormat_5f_1_5f_4_5f_1_20_3" style:display-name="Excel_CondFormat_1_4_1 3" style:family="table-cell" style:parent-style-name="Default">
      <style:table-cell-properties fo:background-color="#ffcc99"/>
    </style:style>
    <style:style style:name="Excel_5f_CondFormat_5f_1_5f_5_5f_1_20_3" style:display-name="Excel_CondFormat_1_5_1 3" style:family="table-cell" style:parent-style-name="Default">
      <style:table-cell-properties fo:background-color="#ffcc99"/>
    </style:style>
    <style:style style:name="Excel_5f_CondFormat_5f_1_5f_6_5f_1_20_3" style:display-name="Excel_CondFormat_1_6_1 3" style:family="table-cell" style:parent-style-name="Default">
      <style:table-cell-properties fo:background-color="#ffcc99"/>
    </style:style>
    <style:style style:name="Excel_5f_CondFormat_5f_1_5f_7_5f_1_20_3" style:display-name="Excel_CondFormat_1_7_1 3" style:family="table-cell" style:parent-style-name="Default">
      <style:table-cell-properties fo:background-color="#ffcc99"/>
    </style:style>
    <style:style style:name="Excel_5f_CondFormat_5f_1_5f_8_5f_1_20_3" style:display-name="Excel_CondFormat_1_8_1 3" style:family="table-cell" style:parent-style-name="Default">
      <style:table-cell-properties fo:background-color="#ffcc99"/>
    </style:style>
    <style:style style:name="Excel_5f_CondFormat_5f_1_5f_9_5f_1_20_3" style:display-name="Excel_CondFormat_1_9_1 3" style:family="table-cell" style:parent-style-name="Default">
      <style:table-cell-properties fo:background-color="#ffcc99"/>
    </style:style>
    <style:style style:name="Excel_5f_CondFormat_5f_1_5f_1_5f_1_20_4" style:display-name="Excel_CondFormat_1_1_1 4" style:family="table-cell" style:parent-style-name="Default">
      <style:table-cell-properties fo:background-color="#ffcc99"/>
    </style:style>
    <style:style style:name="Excel_5f_CondFormat_5f_1_5f_2_5f_1_20_4" style:display-name="Excel_CondFormat_1_2_1 4" style:family="table-cell" style:parent-style-name="Default">
      <style:table-cell-properties fo:background-color="#ffcc99"/>
    </style:style>
    <style:style style:name="Excel_5f_CondFormat_5f_1_5f_3_5f_1_20_4" style:display-name="Excel_CondFormat_1_3_1 4" style:family="table-cell" style:parent-style-name="Default">
      <style:table-cell-properties fo:background-color="#ffcc99"/>
    </style:style>
    <style:style style:name="Excel_5f_CondFormat_5f_1_5f_4_5f_1_20_4" style:display-name="Excel_CondFormat_1_4_1 4" style:family="table-cell" style:parent-style-name="Default">
      <style:table-cell-properties fo:background-color="#ffcc99"/>
    </style:style>
    <style:style style:name="Excel_5f_CondFormat_5f_1_5f_5_5f_1_20_4" style:display-name="Excel_CondFormat_1_5_1 4" style:family="table-cell" style:parent-style-name="Default">
      <style:table-cell-properties fo:background-color="#ffcc99"/>
    </style:style>
    <style:style style:name="Excel_5f_CondFormat_5f_1_5f_6_5f_1_20_4" style:display-name="Excel_CondFormat_1_6_1 4" style:family="table-cell" style:parent-style-name="Default">
      <style:table-cell-properties fo:background-color="#ffcc99"/>
    </style:style>
    <style:style style:name="Excel_5f_CondFormat_5f_1_5f_7_5f_1_20_4" style:display-name="Excel_CondFormat_1_7_1 4" style:family="table-cell" style:parent-style-name="Default">
      <style:table-cell-properties fo:background-color="#ffcc99"/>
    </style:style>
    <style:style style:name="Excel_5f_CondFormat_5f_1_5f_8_5f_1_20_4" style:display-name="Excel_CondFormat_1_8_1 4" style:family="table-cell" style:parent-style-name="Default">
      <style:table-cell-properties fo:background-color="#ffcc99"/>
    </style:style>
    <style:style style:name="Excel_5f_CondFormat_5f_1_5f_9_5f_1_20_4" style:display-name="Excel_CondFormat_1_9_1 4" style:family="table-cell" style:parent-style-name="Default">
      <style:table-cell-properties fo:background-color="#ffcc99"/>
    </style:style>
    <style:style style:name="Excel_5f_CondFormat_5f_1_5f_1_5f_1_20_5" style:display-name="Excel_CondFormat_1_1_1 5" style:family="table-cell" style:parent-style-name="Default">
      <style:table-cell-properties fo:background-color="#ffcc99"/>
    </style:style>
    <style:style style:name="Excel_5f_CondFormat_5f_1_5f_2_5f_1_20_5" style:display-name="Excel_CondFormat_1_2_1 5" style:family="table-cell" style:parent-style-name="Default">
      <style:table-cell-properties fo:background-color="#ffcc99"/>
    </style:style>
    <style:style style:name="Excel_5f_CondFormat_5f_1_5f_3_5f_1_20_5" style:display-name="Excel_CondFormat_1_3_1 5" style:family="table-cell" style:parent-style-name="Default">
      <style:table-cell-properties fo:background-color="#ffcc99"/>
    </style:style>
    <style:style style:name="Excel_5f_CondFormat_5f_1_5f_4_5f_1_20_5" style:display-name="Excel_CondFormat_1_4_1 5" style:family="table-cell" style:parent-style-name="Default">
      <style:table-cell-properties fo:background-color="#ffcc99"/>
    </style:style>
    <style:style style:name="Excel_5f_CondFormat_5f_1_5f_5_5f_1_20_5" style:display-name="Excel_CondFormat_1_5_1 5" style:family="table-cell" style:parent-style-name="Default">
      <style:table-cell-properties fo:background-color="#ffcc99"/>
    </style:style>
    <style:style style:name="Excel_5f_CondFormat_5f_1_5f_6_5f_1_20_5" style:display-name="Excel_CondFormat_1_6_1 5" style:family="table-cell" style:parent-style-name="Default">
      <style:table-cell-properties fo:background-color="#ffcc99"/>
    </style:style>
    <style:style style:name="Excel_5f_CondFormat_5f_1_5f_7_5f_1_20_5" style:display-name="Excel_CondFormat_1_7_1 5" style:family="table-cell" style:parent-style-name="Default">
      <style:table-cell-properties fo:background-color="#ffcc99"/>
    </style:style>
    <style:style style:name="Excel_5f_CondFormat_5f_1_5f_8_5f_1_20_5" style:display-name="Excel_CondFormat_1_8_1 5" style:family="table-cell" style:parent-style-name="Default">
      <style:table-cell-properties fo:background-color="#ffcc99"/>
    </style:style>
    <style:style style:name="Excel_5f_CondFormat_5f_1_5f_9_5f_1_20_5" style:display-name="Excel_CondFormat_1_9_1 5" style:family="table-cell" style:parent-style-name="Default">
      <style:table-cell-properties fo:background-color="#ffcc99"/>
    </style:style>
    <style:style style:name="Excel_5f_CondFormat_5f_1_5f_1_5f_1_20_6" style:display-name="Excel_CondFormat_1_1_1 6" style:family="table-cell" style:parent-style-name="Default">
      <style:table-cell-properties fo:background-color="#ffcc99"/>
    </style:style>
    <style:style style:name="Excel_5f_CondFormat_5f_1_5f_2_5f_1_20_6" style:display-name="Excel_CondFormat_1_2_1 6" style:family="table-cell" style:parent-style-name="Default">
      <style:table-cell-properties fo:background-color="#ffcc99"/>
    </style:style>
    <style:style style:name="Excel_5f_CondFormat_5f_1_5f_3_5f_1_20_6" style:display-name="Excel_CondFormat_1_3_1 6" style:family="table-cell" style:parent-style-name="Default">
      <style:table-cell-properties fo:background-color="#ffcc99"/>
    </style:style>
    <style:style style:name="Excel_5f_CondFormat_5f_1_5f_4_5f_1_20_6" style:display-name="Excel_CondFormat_1_4_1 6" style:family="table-cell" style:parent-style-name="Default">
      <style:table-cell-properties fo:background-color="#ffcc99"/>
    </style:style>
    <style:style style:name="Excel_5f_CondFormat_5f_1_5f_5_5f_1_20_6" style:display-name="Excel_CondFormat_1_5_1 6" style:family="table-cell" style:parent-style-name="Default">
      <style:table-cell-properties fo:background-color="#ffcc99"/>
    </style:style>
    <style:style style:name="Excel_5f_CondFormat_5f_1_5f_6_5f_1_20_6" style:display-name="Excel_CondFormat_1_6_1 6" style:family="table-cell" style:parent-style-name="Default">
      <style:table-cell-properties fo:background-color="#ffcc99"/>
    </style:style>
    <style:style style:name="Excel_5f_CondFormat_5f_1_5f_7_5f_1_20_6" style:display-name="Excel_CondFormat_1_7_1 6" style:family="table-cell" style:parent-style-name="Default">
      <style:table-cell-properties fo:background-color="#ffcc99"/>
    </style:style>
    <style:style style:name="Excel_5f_CondFormat_5f_1_5f_8_5f_1_20_6" style:display-name="Excel_CondFormat_1_8_1 6" style:family="table-cell" style:parent-style-name="Default">
      <style:table-cell-properties fo:background-color="#ffcc99"/>
    </style:style>
    <style:style style:name="Excel_5f_CondFormat_5f_1_5f_9_5f_1_20_6" style:display-name="Excel_CondFormat_1_9_1 6" style:family="table-cell" style:parent-style-name="Default">
      <style:table-cell-properties fo:background-color="#ffcc99"/>
    </style:style>
    <style:style style:name="Excel_5f_CondFormat_5f_1_5f_1_5f_1_20_7" style:display-name="Excel_CondFormat_1_1_1 7" style:family="table-cell" style:parent-style-name="Default">
      <style:table-cell-properties fo:background-color="#ffcc99"/>
    </style:style>
    <style:style style:name="Excel_5f_CondFormat_5f_1_5f_2_5f_1_20_7" style:display-name="Excel_CondFormat_1_2_1 7" style:family="table-cell" style:parent-style-name="Default">
      <style:table-cell-properties fo:background-color="#ffcc99"/>
    </style:style>
    <style:style style:name="Excel_5f_CondFormat_5f_1_5f_3_5f_1_20_7" style:display-name="Excel_CondFormat_1_3_1 7" style:family="table-cell" style:parent-style-name="Default">
      <style:table-cell-properties fo:background-color="#ffcc99"/>
    </style:style>
    <style:style style:name="Excel_5f_CondFormat_5f_1_5f_4_5f_1_20_7" style:display-name="Excel_CondFormat_1_4_1 7" style:family="table-cell" style:parent-style-name="Default">
      <style:table-cell-properties fo:background-color="#ffcc99"/>
    </style:style>
    <style:style style:name="Excel_5f_CondFormat_5f_1_5f_5_5f_1_20_7" style:display-name="Excel_CondFormat_1_5_1 7" style:family="table-cell" style:parent-style-name="Default">
      <style:table-cell-properties fo:background-color="#ffcc99"/>
    </style:style>
    <style:style style:name="Excel_5f_CondFormat_5f_1_5f_6_5f_1_20_7" style:display-name="Excel_CondFormat_1_6_1 7" style:family="table-cell" style:parent-style-name="Default">
      <style:table-cell-properties fo:background-color="#ffcc99"/>
    </style:style>
    <style:style style:name="Excel_5f_CondFormat_5f_1_5f_7_5f_1_20_7" style:display-name="Excel_CondFormat_1_7_1 7" style:family="table-cell" style:parent-style-name="Default">
      <style:table-cell-properties fo:background-color="#ffcc99"/>
    </style:style>
    <style:style style:name="Excel_5f_CondFormat_5f_1_5f_8_5f_1_20_7" style:display-name="Excel_CondFormat_1_8_1 7" style:family="table-cell" style:parent-style-name="Default">
      <style:table-cell-properties fo:background-color="#ffcc99"/>
    </style:style>
    <style:style style:name="Excel_5f_CondFormat_5f_1_5f_9_5f_1_20_7" style:display-name="Excel_CondFormat_1_9_1 7" style:family="table-cell" style:parent-style-name="Default">
      <style:table-cell-properties fo:background-color="#ffcc99"/>
    </style:style>
    <style:style style:name="Excel_5f_CondFormat_5f_1_5f_1_5f_1_20_8" style:display-name="Excel_CondFormat_1_1_1 8" style:family="table-cell" style:parent-style-name="Default">
      <style:table-cell-properties fo:background-color="#ffcc99"/>
    </style:style>
    <style:style style:name="Excel_5f_CondFormat_5f_1_5f_2_5f_1_20_8" style:display-name="Excel_CondFormat_1_2_1 8" style:family="table-cell" style:parent-style-name="Default">
      <style:table-cell-properties fo:background-color="#ffcc99"/>
    </style:style>
    <style:style style:name="Excel_5f_CondFormat_5f_1_5f_3_5f_1_20_8" style:display-name="Excel_CondFormat_1_3_1 8" style:family="table-cell" style:parent-style-name="Default">
      <style:table-cell-properties fo:background-color="#ffcc99"/>
    </style:style>
    <style:style style:name="Excel_5f_CondFormat_5f_1_5f_4_5f_1_20_8" style:display-name="Excel_CondFormat_1_4_1 8" style:family="table-cell" style:parent-style-name="Default">
      <style:table-cell-properties fo:background-color="#ffcc99"/>
    </style:style>
    <style:style style:name="Excel_5f_CondFormat_5f_1_5f_5_5f_1_20_8" style:display-name="Excel_CondFormat_1_5_1 8" style:family="table-cell" style:parent-style-name="Default">
      <style:table-cell-properties fo:background-color="#ffcc99"/>
    </style:style>
    <style:style style:name="Excel_5f_CondFormat_5f_1_5f_6_5f_1_20_8" style:display-name="Excel_CondFormat_1_6_1 8" style:family="table-cell" style:parent-style-name="Default">
      <style:table-cell-properties fo:background-color="#ffcc99"/>
    </style:style>
    <style:style style:name="Excel_5f_CondFormat_5f_1_5f_1_5f_1_20_9" style:display-name="Excel_CondFormat_1_1_1 9" style:family="table-cell" style:parent-style-name="Default">
      <style:table-cell-properties fo:background-color="#ffcc99"/>
    </style:style>
    <style:style style:name="Excel_5f_CondFormat_5f_1_5f_2_5f_1_20_9" style:display-name="Excel_CondFormat_1_2_1 9" style:family="table-cell" style:parent-style-name="Default">
      <style:table-cell-properties fo:background-color="#ffcc99"/>
    </style:style>
    <style:style style:name="Excel_5f_CondFormat_5f_1_5f_3_5f_1_20_9" style:display-name="Excel_CondFormat_1_3_1 9" style:family="table-cell" style:parent-style-name="Default">
      <style:table-cell-properties fo:background-color="#ffcc99"/>
    </style:style>
    <style:style style:name="Excel_5f_CondFormat_5f_1_5f_4_5f_1_20_9" style:display-name="Excel_CondFormat_1_4_1 9" style:family="table-cell" style:parent-style-name="Default">
      <style:table-cell-properties fo:background-color="#ffcc99"/>
    </style:style>
    <style:style style:name="Excel_5f_CondFormat_5f_1_5f_5_5f_1_20_9" style:display-name="Excel_CondFormat_1_5_1 9" style:family="table-cell" style:parent-style-name="Default">
      <style:table-cell-properties fo:background-color="#ffcc99"/>
    </style:style>
    <style:style style:name="Excel_5f_CondFormat_5f_1_5f_6_5f_1_20_9" style:display-name="Excel_CondFormat_1_6_1 9" style:family="table-cell" style:parent-style-name="Default">
      <style:table-cell-properties fo:background-color="#ffcc99"/>
    </style:style>
    <style:style style:name="Styl_20_tmavý_20_1" style:display-name="Styl tmavý 1" style:family="table-cell" style:parent-style-name="Default" style:data-style-name="N0">
      <style:table-cell-properties fo:background-color="#ffffff" style:cell-protect="protected" style:print-content="true" style:diagonal-bl-tr="none" style:diagonal-tl-br="none" fo:border="0.74pt solid #c0c0c0" fo:padding="0.071cm" style:rotation-align="none"/>
    </style:style>
    <style:style style:name="Excel_5f_CondFormat_5f_1_5f_1_5f_1_20_10" style:display-name="Excel_CondFormat_1_1_1 10" style:family="table-cell" style:parent-style-name="Default">
      <style:table-cell-properties fo:background-color="#ffcc99"/>
    </style:style>
    <style:style style:name="Excel_5f_CondFormat_5f_1_5f_2_5f_1_20_10" style:display-name="Excel_CondFormat_1_2_1 10" style:family="table-cell" style:parent-style-name="Default">
      <style:table-cell-properties fo:background-color="#ffcc99"/>
    </style:style>
    <style:style style:name="Excel_5f_CondFormat_5f_1_5f_3_5f_1_20_10" style:display-name="Excel_CondFormat_1_3_1 10" style:family="table-cell" style:parent-style-name="Default">
      <style:table-cell-properties fo:background-color="#ffcc99"/>
    </style:style>
    <style:style style:name="Excel_5f_CondFormat_5f_1_5f_4_5f_1_20_10" style:display-name="Excel_CondFormat_1_4_1 10" style:family="table-cell" style:parent-style-name="Default">
      <style:table-cell-properties fo:background-color="#ffcc99"/>
    </style:style>
    <style:style style:name="Excel_5f_CondFormat_5f_1_5f_5_5f_1_20_10" style:display-name="Excel_CondFormat_1_5_1 10" style:family="table-cell" style:parent-style-name="Default">
      <style:table-cell-properties fo:background-color="#ffcc99"/>
    </style:style>
    <style:style style:name="Excel_5f_CondFormat_5f_1_5f_6_5f_1_20_10" style:display-name="Excel_CondFormat_1_6_1 10" style:family="table-cell" style:parent-style-name="Default">
      <style:table-cell-properties fo:background-color="#ffcc99"/>
    </style:style>
    <style:style style:name="Excel_5f_CondFormat_5f_1_5f_7_5f_1_20_8" style:display-name="Excel_CondFormat_1_7_1 8" style:family="table-cell" style:parent-style-name="Default">
      <style:table-cell-properties fo:background-color="#ffcc99"/>
    </style:style>
    <style:style style:name="Excel_5f_CondFormat_5f_1_5f_8_5f_1_20_8" style:display-name="Excel_CondFormat_1_8_1 8" style:family="table-cell" style:parent-style-name="Default">
      <style:table-cell-properties fo:background-color="#ffcc99"/>
    </style:style>
    <style:style style:name="Excel_5f_CondFormat_5f_1_5f_9_5f_1_20_8" style:display-name="Excel_CondFormat_1_9_1 8" style:family="table-cell" style:parent-style-name="Default">
      <style:table-cell-properties fo:background-color="#ffcc99"/>
    </style:style>
    <style:style style:name="Excel_5f_CondFormat_5f_1_5f_10_5f_1_20_1" style:display-name="Excel_CondFormat_1_10_1 1" style:family="table-cell" style:parent-style-name="Default">
      <style:table-cell-properties fo:background-color="#ffcc99"/>
    </style:style>
    <style:style style:name="Excel_5f_CondFormat_5f_1_5f_1_5f_1_20_11" style:display-name="Excel_CondFormat_1_1_1 11" style:family="table-cell" style:parent-style-name="Default">
      <style:table-cell-properties fo:background-color="#ffcc99"/>
    </style:style>
    <style:style style:name="Excel_5f_CondFormat_5f_1_5f_2_5f_1_20_11" style:display-name="Excel_CondFormat_1_2_1 11" style:family="table-cell" style:parent-style-name="Default">
      <style:table-cell-properties fo:background-color="#ffcc99"/>
    </style:style>
    <style:style style:name="Excel_5f_CondFormat_5f_1_5f_3_5f_1_20_11" style:display-name="Excel_CondFormat_1_3_1 11" style:family="table-cell" style:parent-style-name="Default">
      <style:table-cell-properties fo:background-color="#ffcc99"/>
    </style:style>
    <style:style style:name="Excel_5f_CondFormat_5f_1_5f_4_5f_1_20_11" style:display-name="Excel_CondFormat_1_4_1 11" style:family="table-cell" style:parent-style-name="Default">
      <style:table-cell-properties fo:background-color="#ffcc99"/>
    </style:style>
    <style:style style:name="Excel_5f_CondFormat_5f_1_5f_5_5f_1_20_11" style:display-name="Excel_CondFormat_1_5_1 11" style:family="table-cell" style:parent-style-name="Default">
      <style:table-cell-properties fo:background-color="#ffcc99"/>
    </style:style>
    <style:style style:name="Excel_5f_CondFormat_5f_1_5f_6_5f_1_20_11" style:display-name="Excel_CondFormat_1_6_1 11" style:family="table-cell" style:parent-style-name="Default">
      <style:table-cell-properties fo:background-color="#ffcc99"/>
    </style:style>
    <style:style style:name="Excel_5f_CondFormat_5f_1_5f_7_5f_1_20_9" style:display-name="Excel_CondFormat_1_7_1 9" style:family="table-cell" style:parent-style-name="Default">
      <style:table-cell-properties fo:background-color="#ffcc99"/>
    </style:style>
    <style:style style:name="Excel_5f_CondFormat_5f_1_5f_8_5f_1_20_9" style:display-name="Excel_CondFormat_1_8_1 9" style:family="table-cell" style:parent-style-name="Default">
      <style:table-cell-properties fo:background-color="#ffcc99"/>
    </style:style>
    <style:style style:name="Excel_5f_CondFormat_5f_1_5f_9_5f_1_20_9" style:display-name="Excel_CondFormat_1_9_1 9" style:family="table-cell" style:parent-style-name="Default">
      <style:table-cell-properties fo:background-color="#ffcc99"/>
    </style:style>
    <style:style style:name="Excel_5f_CondFormat_5f_1_5f_10_5f_1_20_2" style:display-name="Excel_CondFormat_1_10_1 2" style:family="table-cell" style:parent-style-name="Default">
      <style:table-cell-properties fo:background-color="#ffcc99"/>
    </style:style>
    <style:style style:name="Excel_5f_CondFormat_5f_1_5f_1_5f_1_20_12" style:display-name="Excel_CondFormat_1_1_1 12" style:family="table-cell" style:parent-style-name="Default">
      <style:table-cell-properties fo:background-color="#ffcc99"/>
    </style:style>
    <style:style style:name="Excel_5f_CondFormat_5f_1_5f_2_5f_1_20_12" style:display-name="Excel_CondFormat_1_2_1 12" style:family="table-cell" style:parent-style-name="Default">
      <style:table-cell-properties fo:background-color="#ffcc99"/>
    </style:style>
    <style:style style:name="Excel_5f_CondFormat_5f_1_5f_3_5f_1_20_12" style:display-name="Excel_CondFormat_1_3_1 12" style:family="table-cell" style:parent-style-name="Default">
      <style:table-cell-properties fo:background-color="#ffcc99"/>
    </style:style>
    <style:style style:name="Excel_5f_CondFormat_5f_1_5f_4_5f_1_20_12" style:display-name="Excel_CondFormat_1_4_1 12" style:family="table-cell" style:parent-style-name="Default">
      <style:table-cell-properties fo:background-color="#ffcc99"/>
    </style:style>
    <style:style style:name="Excel_5f_CondFormat_5f_1_5f_5_5f_1_20_12" style:display-name="Excel_CondFormat_1_5_1 12" style:family="table-cell" style:parent-style-name="Default">
      <style:table-cell-properties fo:background-color="#ffcc99"/>
    </style:style>
    <style:style style:name="Excel_5f_CondFormat_5f_1_5f_6_5f_1_20_12" style:display-name="Excel_CondFormat_1_6_1 12" style:family="table-cell" style:parent-style-name="Default">
      <style:table-cell-properties fo:background-color="#ffcc99"/>
    </style:style>
    <style:style style:name="Excel_5f_CondFormat_5f_1_5f_7_5f_1_20_10" style:display-name="Excel_CondFormat_1_7_1 10" style:family="table-cell" style:parent-style-name="Default">
      <style:table-cell-properties fo:background-color="#ffcc99"/>
    </style:style>
    <style:style style:name="Excel_5f_CondFormat_5f_1_5f_8_5f_1_20_10" style:display-name="Excel_CondFormat_1_8_1 10" style:family="table-cell" style:parent-style-name="Default">
      <style:table-cell-properties fo:background-color="#ffcc99"/>
    </style:style>
    <style:style style:name="Excel_5f_CondFormat_5f_1_5f_9_5f_1_20_10" style:display-name="Excel_CondFormat_1_9_1 10" style:family="table-cell" style:parent-style-name="Default">
      <style:table-cell-properties fo:background-color="#ffcc99"/>
    </style:style>
    <style:style style:name="Excel_5f_CondFormat_5f_1_5f_10_5f_1_20_3" style:display-name="Excel_CondFormat_1_10_1 3" style:family="table-cell" style:parent-style-name="Default">
      <style:table-cell-properties fo:background-color="#ffcc99"/>
    </style:style>
    <style:style style:name="Excel_5f_CondFormat_5f_1_5f_1_5f_1_20_13" style:display-name="Excel_CondFormat_1_1_1 13" style:family="table-cell" style:parent-style-name="Default">
      <style:table-cell-properties fo:background-color="#ffcc99"/>
    </style:style>
    <style:style style:name="Excel_5f_CondFormat_5f_1_5f_2_5f_1_20_13" style:display-name="Excel_CondFormat_1_2_1 13" style:family="table-cell" style:parent-style-name="Default">
      <style:table-cell-properties fo:background-color="#ffcc99"/>
    </style:style>
    <style:style style:name="Excel_5f_CondFormat_5f_1_5f_3_5f_1_20_13" style:display-name="Excel_CondFormat_1_3_1 13" style:family="table-cell" style:parent-style-name="Default">
      <style:table-cell-properties fo:background-color="#ffcc99"/>
    </style:style>
    <style:style style:name="Excel_5f_CondFormat_5f_1_5f_4_5f_1_20_13" style:display-name="Excel_CondFormat_1_4_1 13" style:family="table-cell" style:parent-style-name="Default">
      <style:table-cell-properties fo:background-color="#ffcc99"/>
    </style:style>
    <style:style style:name="Excel_5f_CondFormat_5f_1_5f_5_5f_1_20_13" style:display-name="Excel_CondFormat_1_5_1 13" style:family="table-cell" style:parent-style-name="Default">
      <style:table-cell-properties fo:background-color="#ffcc99"/>
    </style:style>
    <style:style style:name="Excel_5f_CondFormat_5f_1_5f_6_5f_1_20_13" style:display-name="Excel_CondFormat_1_6_1 13" style:family="table-cell" style:parent-style-name="Default">
      <style:table-cell-properties fo:background-color="#ffcc99"/>
    </style:style>
    <style:style style:name="Excel_5f_CondFormat_5f_1_5f_7_5f_1_20_11" style:display-name="Excel_CondFormat_1_7_1 11" style:family="table-cell" style:parent-style-name="Default">
      <style:table-cell-properties fo:background-color="#ffcc99"/>
    </style:style>
    <style:style style:name="Excel_5f_CondFormat_5f_1_5f_8_5f_1_20_11" style:display-name="Excel_CondFormat_1_8_1 11" style:family="table-cell" style:parent-style-name="Default">
      <style:table-cell-properties fo:background-color="#ffcc99"/>
    </style:style>
    <style:style style:name="Excel_5f_CondFormat_5f_1_5f_9_5f_1_20_11" style:display-name="Excel_CondFormat_1_9_1 11" style:family="table-cell" style:parent-style-name="Default">
      <style:table-cell-properties fo:background-color="#ffcc99"/>
    </style:style>
    <style:style style:name="Excel_5f_CondFormat_5f_1_5f_10_5f_1_20_4" style:display-name="Excel_CondFormat_1_10_1 4" style:family="table-cell" style:parent-style-name="Default">
      <style:table-cell-properties fo:background-color="#ffcc99"/>
    </style:style>
    <style:style style:name="Excel_5f_CondFormat_5f_1_5f_1_5f_1_20_14" style:display-name="Excel_CondFormat_1_1_1 14" style:family="table-cell" style:parent-style-name="Default">
      <style:table-cell-properties fo:background-color="#ffcc99"/>
    </style:style>
    <style:style style:name="Excel_5f_CondFormat_5f_1_5f_2_5f_1_20_14" style:display-name="Excel_CondFormat_1_2_1 14" style:family="table-cell" style:parent-style-name="Default">
      <style:table-cell-properties fo:background-color="#ffcc99"/>
    </style:style>
    <style:style style:name="Excel_5f_CondFormat_5f_1_5f_3_5f_1_20_14" style:display-name="Excel_CondFormat_1_3_1 14" style:family="table-cell" style:parent-style-name="Default">
      <style:table-cell-properties fo:background-color="#ffcc99"/>
    </style:style>
    <style:style style:name="Excel_5f_CondFormat_5f_1_5f_4_5f_1_20_14" style:display-name="Excel_CondFormat_1_4_1 14" style:family="table-cell" style:parent-style-name="Default">
      <style:table-cell-properties fo:background-color="#ffcc99"/>
    </style:style>
    <style:style style:name="Excel_5f_CondFormat_5f_1_5f_5_5f_1_20_14" style:display-name="Excel_CondFormat_1_5_1 14" style:family="table-cell" style:parent-style-name="Default">
      <style:table-cell-properties fo:background-color="#ffcc99"/>
    </style:style>
    <style:style style:name="Excel_5f_CondFormat_5f_1_5f_6_5f_1_20_14" style:display-name="Excel_CondFormat_1_6_1 14" style:family="table-cell" style:parent-style-name="Default">
      <style:table-cell-properties fo:background-color="#ffcc99"/>
    </style:style>
    <style:style style:name="Excel_5f_CondFormat_5f_1_5f_7_5f_1_20_12" style:display-name="Excel_CondFormat_1_7_1 12" style:family="table-cell" style:parent-style-name="Default">
      <style:table-cell-properties fo:background-color="#ffcc99"/>
    </style:style>
    <style:style style:name="Excel_5f_CondFormat_5f_1_5f_8_5f_1_20_12" style:display-name="Excel_CondFormat_1_8_1 12" style:family="table-cell" style:parent-style-name="Default">
      <style:table-cell-properties fo:background-color="#ffcc99"/>
    </style:style>
    <style:style style:name="Excel_5f_CondFormat_5f_1_5f_9_5f_1_20_12" style:display-name="Excel_CondFormat_1_9_1 12" style:family="table-cell" style:parent-style-name="Default">
      <style:table-cell-properties fo:background-color="#ffcc99"/>
    </style:style>
    <style:style style:name="Excel_5f_CondFormat_5f_1_5f_1_5f_1_20_15" style:display-name="Excel_CondFormat_1_1_1 15" style:family="table-cell" style:parent-style-name="Default">
      <style:table-cell-properties fo:background-color="#ffcc99"/>
    </style:style>
    <style:style style:name="Excel_5f_CondFormat_5f_1_5f_2_5f_1_20_15" style:display-name="Excel_CondFormat_1_2_1 15" style:family="table-cell" style:parent-style-name="Default">
      <style:table-cell-properties fo:background-color="#ffcc99"/>
    </style:style>
    <style:style style:name="Excel_5f_CondFormat_5f_1_5f_3_5f_1_20_15" style:display-name="Excel_CondFormat_1_3_1 15" style:family="table-cell" style:parent-style-name="Default">
      <style:table-cell-properties fo:background-color="#ffcc99"/>
    </style:style>
    <style:style style:name="Excel_5f_CondFormat_5f_1_5f_4_5f_1_20_15" style:display-name="Excel_CondFormat_1_4_1 15" style:family="table-cell" style:parent-style-name="Default">
      <style:table-cell-properties fo:background-color="#ffcc99"/>
    </style:style>
    <style:style style:name="Excel_5f_CondFormat_5f_1_5f_5_5f_1_20_15" style:display-name="Excel_CondFormat_1_5_1 15" style:family="table-cell" style:parent-style-name="Default">
      <style:table-cell-properties fo:background-color="#ffcc99"/>
    </style:style>
    <style:style style:name="Excel_5f_CondFormat_5f_1_5f_6_5f_1_20_15" style:display-name="Excel_CondFormat_1_6_1 15" style:family="table-cell" style:parent-style-name="Default">
      <style:table-cell-properties fo:background-color="#ffcc99"/>
    </style:style>
    <style:style style:name="Excel_5f_CondFormat_5f_1_5f_7_5f_1_20_13" style:display-name="Excel_CondFormat_1_7_1 13" style:family="table-cell" style:parent-style-name="Default">
      <style:table-cell-properties fo:background-color="#ffcc99"/>
    </style:style>
    <style:style style:name="Excel_5f_CondFormat_5f_1_5f_8_5f_1_20_13" style:display-name="Excel_CondFormat_1_8_1 13" style:family="table-cell" style:parent-style-name="Default">
      <style:table-cell-properties fo:background-color="#ffcc99"/>
    </style:style>
    <style:style style:name="Excel_5f_CondFormat_5f_1_5f_9_5f_1_20_13" style:display-name="Excel_CondFormat_1_9_1 13" style:family="table-cell" style:parent-style-name="Default">
      <style:table-cell-properties fo:background-color="#ffcc99"/>
    </style:style>
    <style:style style:name="Excel_5f_CondFormat_5f_1_5f_10_5f_1_20_5" style:display-name="Excel_CondFormat_1_10_1 5" style:family="table-cell" style:parent-style-name="Default">
      <style:table-cell-properties fo:background-color="#ffcc99"/>
    </style:style>
    <style:style style:name="Excel_5f_CondFormat_5f_1_5f_1_5f_1_20_16" style:display-name="Excel_CondFormat_1_1_1 16" style:family="table-cell" style:parent-style-name="Default">
      <style:table-cell-properties fo:background-color="#ffcc99"/>
    </style:style>
    <style:style style:name="Excel_5f_CondFormat_5f_1_5f_2_5f_1_20_16" style:display-name="Excel_CondFormat_1_2_1 16" style:family="table-cell" style:parent-style-name="Default">
      <style:table-cell-properties fo:background-color="#ffcc99"/>
    </style:style>
    <style:style style:name="Excel_5f_CondFormat_5f_1_5f_3_5f_1_20_16" style:display-name="Excel_CondFormat_1_3_1 16" style:family="table-cell" style:parent-style-name="Default">
      <style:table-cell-properties fo:background-color="#ffcc99"/>
    </style:style>
    <style:style style:name="Excel_5f_CondFormat_5f_1_5f_4_5f_1_20_16" style:display-name="Excel_CondFormat_1_4_1 16" style:family="table-cell" style:parent-style-name="Default">
      <style:table-cell-properties fo:background-color="#ffcc99"/>
    </style:style>
    <style:style style:name="Excel_5f_CondFormat_5f_1_5f_5_5f_1_20_16" style:display-name="Excel_CondFormat_1_5_1 16" style:family="table-cell" style:parent-style-name="Default">
      <style:table-cell-properties fo:background-color="#ffcc99"/>
    </style:style>
    <style:style style:name="Excel_5f_CondFormat_5f_1_5f_6_5f_1_20_16" style:display-name="Excel_CondFormat_1_6_1 16" style:family="table-cell" style:parent-style-name="Default">
      <style:table-cell-properties fo:background-color="#ffcc99"/>
    </style:style>
    <style:style style:name="Excel_5f_CondFormat_5f_1_5f_7_5f_1_20_14" style:display-name="Excel_CondFormat_1_7_1 14" style:family="table-cell" style:parent-style-name="Default">
      <style:table-cell-properties fo:background-color="#ffcc99"/>
    </style:style>
    <style:style style:name="Excel_5f_CondFormat_5f_1_5f_8_5f_1_20_14" style:display-name="Excel_CondFormat_1_8_1 14" style:family="table-cell" style:parent-style-name="Default">
      <style:table-cell-properties fo:background-color="#ffcc99"/>
    </style:style>
    <style:style style:name="Excel_5f_CondFormat_5f_1_5f_9_5f_1_20_14" style:display-name="Excel_CondFormat_1_9_1 14" style:family="table-cell" style:parent-style-name="Default">
      <style:table-cell-properties fo:background-color="#ffcc99"/>
    </style:style>
    <style:style style:name="Excel_5f_CondFormat_5f_1_5f_10_5f_1_20_6" style:display-name="Excel_CondFormat_1_10_1 6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ffcc99"/>
    </style:style>
    <style:style style:name="Excel_5f_CondFormat_5f_1_5f_2_5f_1" style:display-name="Excel_CondFormat_1_2_1" style:family="table-cell" style:parent-style-name="Default">
      <style:table-cell-properties fo:background-color="#ffcc99"/>
    </style:style>
    <style:style style:name="Excel_5f_CondFormat_5f_1_5f_3_5f_1" style:display-name="Excel_CondFormat_1_3_1" style:family="table-cell" style:parent-style-name="Default">
      <style:table-cell-properties fo:background-color="#ffcc99"/>
    </style:style>
    <style:style style:name="Excel_5f_CondFormat_5f_1_5f_4_5f_1" style:display-name="Excel_CondFormat_1_4_1" style:family="table-cell" style:parent-style-name="Default">
      <style:table-cell-properties fo:background-color="#ffcc99"/>
    </style:style>
    <style:style style:name="Excel_5f_CondFormat_5f_1_5f_5_5f_1" style:display-name="Excel_CondFormat_1_5_1" style:family="table-cell" style:parent-style-name="Default">
      <style:table-cell-properties fo:background-color="#ffcc99"/>
    </style:style>
    <style:style style:name="Excel_5f_CondFormat_5f_1_5f_6_5f_1" style:display-name="Excel_CondFormat_1_6_1" style:family="table-cell" style:parent-style-name="Default">
      <style:table-cell-properties fo:background-color="#ffcc99"/>
    </style:style>
    <style:style style:name="Excel_5f_CondFormat_5f_1_5f_7_5f_1" style:display-name="Excel_CondFormat_1_7_1" style:family="table-cell" style:parent-style-name="Default">
      <style:table-cell-properties fo:background-color="#ffcc99"/>
    </style:style>
    <style:style style:name="Excel_5f_CondFormat_5f_1_5f_8_5f_1" style:display-name="Excel_CondFormat_1_8_1" style:family="table-cell" style:parent-style-name="Default">
      <style:table-cell-properties fo:background-color="#ffcc99"/>
    </style:style>
    <style:style style:name="Excel_5f_CondFormat_5f_1_5f_9_5f_1" style:display-name="Excel_CondFormat_1_9_1" style:family="table-cell" style:parent-style-name="Default">
      <style:table-cell-properties fo:background-color="#ffcc99"/>
    </style:style>
    <style:style style:name="Excel_5f_CondFormat_5f_1_5f_10_5f_1" style:display-name="Excel_CondFormat_1_10_1" style:family="table-cell" style:parent-style-name="Default">
      <style:table-cell-properties fo:background-color="#ffcc99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first-page-number="continue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1" style:display-name="PageStyle_Tabelle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2" style:display-name="PageStyle_Tabelle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3" style:display-name="PageStyle_Tabelle1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4" style:display-name="PageStyle_Tabelle1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5" style:display-name="PageStyle_Tabelle1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6" style:display-name="PageStyle_Tabelle1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7" style:display-name="PageStyle_Tabelle1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1_20_8" style:display-name="PageStyle_Tabelle1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" style:display-name="PageStyle_Parameter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1" style:display-name="PageStyle_Parameter Lis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2" style:display-name="PageStyle_Parameter Lis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3" style:display-name="PageStyle_Parameter Lis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4" style:display-name="PageStyle_Parameter Lis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5" style:display-name="PageStyle_Parameter Lis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6" style:display-name="PageStyle_Parameter Lis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eter_20_List_20_7" style:display-name="PageStyle_Parameter Lis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 Frauchiger</meta:initial-creator>
    <meta:creation-date>2012-04-27T17:21:53.10</meta:creation-date>
    <meta:generator>LibreOffice/7.2.5.2$Windows_X86_64 LibreOffice_project/499f9727c189e6ef3471021d6132d4c694f357e5</meta:generator>
    <dc:date>2023-07-04T14:02:17.692000000</dc:date>
    <meta:editing-duration>P16DT21H5M49S</meta:editing-duration>
    <meta:editing-cycles>617</meta:editing-cycles>
    <meta:document-statistic meta:table-count="1" meta:cell-count="176" meta:object-count="1"/>
  </office:meta>
</office:document-meta>
</file>

<file path=Basic/Standard/gen_param_source.xml><?xml version="1.0" encoding="utf-8"?>
<!DOCTYPE module  PUBLIC '-//OpenOffice.org//DTD OfficeDocument 1.0//EN'  'module.dtd'>
<script:module xmlns:script="http://openoffice.org/2000/script" script:name="gen_param_source" script:language="StarBasic">REM  *****  BASIC  *****
const NUMBEROF_PARAMETERS = 12

'file name and file path definition
const ROW_GENFILE_PATH = 3
const ROW_GENFILE_NAME = 4
const COLUMN_GENFILE_PARAMETER_DEFINITION = 1
const COLUMN_GENFILE_PARAMETER_CLASS = 2

'row definition
const ROW_FIRST_ENTRY = 9
const ROW_DATA_STRUCTUR = 9
const ROW_DATASTORE_SIZE = 8

'column definition
const COLUMN_NAME = 0
const COLUMN_DESCRIBTION = 1
const COLUMN_DEFAULT = 2
const COLUMN_MIN = 3
const COLUMN_MAX = 4
const COLUMN_NOF_BYTES = 5
const COLUMN_ADDR = 6
const COLUMN_FLAGS = 7


'Main Sub
Sub Main

	WriteParameterDefinitionFiles (0, false)
	WriteParameterClassFiles (0, false)
	
	MsgBox "Files wurden neu generiert"
End Sub



'##############################################################################################################
'  Write parameter defintion files
'##############################################################################################################
Sub WriteParameterDefinition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CPP file
	'************************************************************************************************************
	iFile = FreeFile
	sURL = ConvertToURL (oSheet.getCellByPosition(COLUMN_GENFILE_PARAMETER_DEFINITION,ROW_GENFILE_PATH).getString() &amp; oSheet.getCellByPosition(COLUMN_GENFILE_PARAMETER_DEFINITION,ROW_GENFILE_NAME).getString())
	sURL = sURL &amp; ".cpp"
	open sURL for output as iFile
	
	'Write word to text file
	PrintHeader(iFile, oSheet, sURL)
    Print #iFile, ""
    Print #iFile, "//------------------------------------------------------------------------------"
    Print #iFile, "// include"
    Print #iFile, "#include """ &amp; oSheet.getCellByPosition(COLUMN_GENFILE_PARAMETER_CLASS,ROW_GENFILE_NAME).getString() &amp; ".h"""
    Print #iFile, "#include ""../RoomLight/RoomLightHdl.h"""
    Print #iFile, "#include ""../RoomLight/LightScene/LightScene_Day.h"""
    Print #iFile, "#include ""../RoomLight/LightScene/LightScene_Night.h"""
    Print #iFile, "#include ""../SimpleLedStrip/SimpleLedStripHdl.h"""
    Print #iFile, ""
    Print #iFile, ""	
    Print #iFile, ""	
    Print #iFile, "//-----------------------------------------------------------------------------"
    Print #iFile, "// Info"
    Print #iFile, "// PROGMEM -&gt; store data in flash"
    Print #iFile, "//   to read out the sored data from PROGMEM use one macro of &lt;avr/pgmspace.h&gt;"
    Print #iFile, "//   - e.g. (char*)pgm_read_word(&amp;(PARAM_IN_PROGMEM))"
    Print #iFile, "//   - or use memcpy_P"
    Print #iFile, "//      data_type_t param_SRAM"
    Print #iFile, "//      memcpy_P(&amp;param_SRAM, &amp;PARAM_IN_PROGMEM, sizeof(data_type_t))"
    Print #iFile, "//   more infos: https://www.arduino.cc/reference/en/language/variables/utilities/progmem/"
    Print #iFile, ""
    Print #iFile, ""
   	Print #iFile, "//------------------------------------------------------------------------------"
	Print #iFile, "// const parameter"    
    Print #iFile, "const parameter_t PARAM_TABLE[Parameter::Id::Nof] PROGMEM = {"

	'Generate Parameter Lookup Table
    For rowCnt = ROW_FIRST_ENTRY To lastUsedRow
    	If (oSheet.getCellByPosition(COLUMN_NAME, rowCnt).getString() &lt;&gt; "") Then
		    Print #iFile, "    [Parameter::Id::" &amp; (oSheet.getCellByPosition(COLUMN_NAME, rowCnt).getString()) &amp; "] = {"
		    Print #iFile, "        .default_value = " &amp; oSheet.getCellByPosition(COLUMN_DEFAULT, rowCnt).getString() &amp; ","
		    Print #iFile, "        .min = " &amp; oSheet.getCellByPosition(COLUMN_MIN, rowCnt).getString() &amp; ","
		    Print #iFile, "        .max = " &amp; oSheet.getCellByPosition(COLUMN_MAX, rowCnt).getString() &amp; ","
		    Print #iFile, "        .addr = " &amp; oSheet.getCellByPosition(COLUMN_ADDR, rowCnt).getString() &amp; ","
		    Print #iFile, "        .width = " &amp; oSheet.getCellByPosition(COLUMN_NOF_BYTES, rowCnt).getString() &amp; ","
		    Print #iFile, "    },"
		EndIf
	Next rowCnt

	Print #iFile, "};"   
    Print #iFile, ""
    Print #iFile, ""

	
	'Close c file
	close #iFile
	
	
	If (showDoneDlg) Then
		MsgBox "File """ &amp;  oSheet.getCellByPosition(COLUMN_GENFILE_PARAMETER_DEFINITION, ROW_GENFILE_NAME).getString() &amp; ".h" &amp; """ and """ &amp;  oSheet.getCellByPosition(COLUMN_GENFILE_PARAMETER_DEFINITION,ROW_GENFILE_NAME).getString() &amp; ".c" &amp; """ wurde neu generiert"
	EndIf
		
End Sub



'##############################################################################################################
'  Write parameter class files
'##############################################################################################################
Sub WriteParameterClassFiles (sheetNo, showDoneDlg)
	
    Dim lastUsedRow as Integer        'position of last menu cell in excel sheet
    Dim fehlerTxt as String
    
    fehlerTxt = "Es ist ein Fehler aufgetreten!"
	oSheet = ThisComponent.Sheets(sheetNo)   'get the sheet (note: 1st sheet is the "info" sheet, don't use this one)        
    
	
    'find last filled cell
    ' The Spreadsheet interface XSpreadsheet has method createCursor(),
    '  which returns a SheetCellCursor.
    oCellCursor = oSheet.createCursor()
    ' The SheetCellCursor has interface XUsedAreaCursor, which has method gotoEndOfUsedArea().
    oCellCursor.gotoEndOfUsedArea( False )
    ' The SheetCellCursor includes service SheetCellRange which has interface XCellRangeAddressable
    '  which has method getRangeAddress(), which returns a struct com.sun.star.table.CellRangeAddress.
    tCellRangeAddress = oCellCursor.getRangeAddress()
    lastUsedRow = tCellRangeAddress.EndRow
    'MsgBox lastUsedRow


    'MsgBox ThisComponent.getURL()
	'************************************************************************************************************
	'Generate header file
	'************************************************************************************************************
	iFile = FreeFile
	sURL = ConvertToURL (oSheet.getCellByPosition(COLUMN_GENFILE_PARAMETER_CLASS, ROW_GENFILE_PATH).getString() &amp; oSheet.getCellByPosition(COLUMN_GENFILE_PARAMETER_CLASS, ROW_GENFILE_NAME).getString())
	sURL = sURL &amp; ".h"
	open sURL for output as iFile

	'Write word to text file
	PrintHeader(iFile, oSheet, sURL)
    Print #iFile, ""
    Print #iFile, "#ifndef _PARAMETER_H"
    Print #iFile, "#define _PARAMETER_H"
    Print #iFile, ""
    Print #iFile, ""
    Print #iFile, "//----------------------------------------------------------------------------"
    Print #iFile, "// include"
    Print #iFile, "#include &lt;stdint.h&gt;"
    Print #iFile, ""
    Print #iFile, ""
    Print #iFile, "//----------------------------------------------------------------------------"
    Print #iFile, "// class"
    Print #iFile, "class Parameter"
    Print #iFile, "{"
    Print #iFile, "    public:"
    Print #iFile, "        enum Id"
    Print #iFile, "        {"
	isFirstEntry = 1
	nofExcludedParameter = 0
    For rowCnt = ROW_FIRST_ENTRY To lastUsedRow
	    If oSheet.getCellByPosition(COLUMN_ADDR, rowCnt).getValue() &lt; 65536 Then
	    	If isFirstEntry = 1 Then
	    		isFirstEntry = 0
				oneParamString = "            " &amp; (oSheet.getCellByPosition(COLUMN_NAME, rowCnt).getString()) &amp; " = 0,"
	    		
	    	Else
				'generate param id typedef
				oneParamString = "            " &amp; (oSheet.getCellByPosition(COLUMN_NAME, rowCnt).getString()) &amp; ","
	    	End If

		   	Print #iFile, oneParamString
		Else
			nofExcludedParameter = nofExcludedParameter + 1
	    End If
    Next rowCnt	
    Print #iFile, "            Nof,"
    Print #iFile, "            Unknown"
    Print #iFile, "        };"
    Print #iFile, ""
    Print #iFile, "        //--- Parameter ---"
    Print #iFile, "        const static uint16_t PARAMETERSET_Valid = 0x55AA;"
    Print #iFile, "        const static uint16_t PARAMETERSET_Invalid = 0xFFFF;"
    Print #iFile, ""    
    Print #iFile, "        const static uint8_t BRIGHTNESS_Default = 100;"
    Print #iFile, "        const static uint8_t BRIGHTNESS_Min = 0;"
    Print #iFile, "        const static uint8_t BRIGHTNESS_Max = 255;"
    Print #iFile, ""
    Print #iFile, "        const static uint32_t COLOR_Default = 0xFF000000;"
    Print #iFile, "        const static uint32_t COLOR_Min = 0;"
    Print #iFile, "        const static uint32_t COLOR_Max = 0xFFFFFFFF;"
    Print #iFile, ""
    Print #iFile, "        const static uint16_t BUFFER_Size = " &amp;  oSheet.getCellByPosition(COLUMN_NOF_BYTES, ROW_DATASTORE_SIZE).getValue() &amp; ";"
    Print #iFile, ""
    Print #iFile, "        Parameter();"
    Print #iFile, "        ~Parameter();"
    Print #iFile, ""
    Print #iFile, "        void Reset(Id id);"
    Print #iFile, "        void ResetAll();"
    Print #iFile, "        uint32_t GetValue(Id id);"
    Print #iFile, "        bool SetValue(Id id, uint32_t value);"
    Print #iFile, "        uint16_t GetAddr(Id id);"
    Print #iFile, "        uint8_t GetWidth(Id id);"
    Print #iFile, ""
    Print #iFile, "    private:"
    Print #iFile, "        uint8_t m_buffer[BUFFER_Size];"
    Print #iFile, "};"
    Print #iFile, ""
    Print #iFile, ""
    Print #iFile, "//----------------------------------------------------------------------------"
    Print #iFile, "// typedef struct"
    Print #iFile, "typedef struct"
    Print #iFile, "{"
    Print #iFile, "    uint32_t default_value;"
    Print #iFile, "    uint32_t min;"
    Print #iFile, "    uint32_t max;"
    Print #iFile, "    uint16_t addr;"
    Print #iFile, "    uint8_t width;"
    Print #iFile, "} parameter_t;"
    Print #iFile, ""
    Print #iFile, ""
    Print #iFile, ""
    Print #iFile, "//----------------------------------------------------------------------------"
    Print #iFile, "// extern"
    Print #iFile, "extern const parameter_t PARAM_TABLE[Parameter::Id::Nof];"
    Print #iFile, ""
    Print #iFile, ""
    Print #iFile, "#endif  // _PARAMETER_H"
    Print #iFile, ""
    
	'Close c file
	close #iFile
	
	
	If (showDoneDlg) Then
		MsgBox "File """ &amp;  oSheet.getCellByPosition(COLUMN_GENFILE_PARAMETER_CLASS,ROW_GENFILE_NAME).getString() &amp; ".h" &amp; """ and """ &amp;  oSheet.getCellByPosition(COLUMN_GENFILE_PARAMETER_CLASS,ROW_GENFILE_NAME).getString() &amp; ".c" &amp; """ wurde neu generiert"
	EndIf
		
End Sub





'Print Header of File
Sub PrintHeader (iFile, oSheet, url)
    GlobalScope.BasicLibraries.loadLibrary("Tools")

	Print #iFile, "/*##############################################################################"
	Print #iFile, ""
    Print #iFile, "  THIS IS GENERATED CODE (use " &amp; FileNameoutofPath(GetFileNameWithoutExtension(ThisComponent.getLocation())) &amp; ".ods)"
	Print #iFile, "    ==&gt; DO NOT EDIT MANUALLY !!!"
	Print #iFile, ""
	Print #iFile, "##############################################################################*/"
	Print #iFile, ""
	Print #iFile, ""
	Print #iFile, "/*******************************************************************************"
    Print #iFile, "Project   RoomLight"
    Print #iFile, ""
    Print #iFile, "  This is an OpenSource Project."
    Print #iFile, "  You can use, share or improve this project. If you improve this source code"
    Print #iFile, "  please share with the comunity or at least with the author of the original"
    Print #iFile, "  source code"
    Print #iFile, ""
    Print #iFile, "  Created "; Now; " by MarkusNTrains"
    Print #iFile, "================================================================================"
    Print #iFile, "$HeadURL: "; url; " $"
    Print #iFile, "$Id: "; Now; " automatic gen. $"
    Print #iFile, "*******************************************************************************/"
    Print #iFile, ""
    Print #iFile, "/*"
    Print #iFile, "Defines the Parameter of RoomLight device and their properties."
    Print #iFile, " Usage of this file allows to have configuration parameter specific information"
    Print #iFile, " only within this file. See " &amp; FileNameoutofPath(GetFileNameWithoutExtension(ThisComponent.getLocation())) &amp; ".ods for more Information."
    Print #iFile, "*/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_param_sourc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